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 Historic" svg:font-family="'Segoe UI Historic'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50505" loext:opacity="100%" style:font-name="Segoe UI Historic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7b820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50505" loext:opacity="100%" style:font-name="Segoe UI Historic" fo:font-size="11.25pt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50505" loext:opacity="100%" style:font-name="Segoe UI Historic" fo:font-size="11.25pt" fo:letter-spacing="normal" fo:font-style="normal" fo:font-weight="normal" officeooo:paragraph-rsid="00074ff7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50505" loext:opacity="100%" style:font-name="Segoe UI Historic" fo:font-size="11.25pt" fo:letter-spacing="normal" fo:font-style="normal" fo:font-weight="normal" officeooo:paragraph-rsid="0007b820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50505" loext:opacity="100%" style:text-line-through-style="none" style:text-line-through-type="none" style:font-name="Segoe UI Historic" fo:font-size="11.25pt" fo:letter-spacing="normal" fo:font-style="normal" style:text-underline-style="none" fo:font-weight="bold" style:text-blinking="false" fo:background-color="transparent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50505" loext:opacity="100%" style:text-line-through-style="none" style:text-line-through-type="none" style:font-name="Segoe UI Historic" fo:font-size="11.25pt" fo:letter-spacing="normal" fo:font-style="normal" style:text-underline-style="none" fo:font-weight="bold" officeooo:rsid="0007b820" officeooo:paragraph-rsid="0007b820" style:text-blinking="false" fo:background-color="transparent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50505" loext:opacity="100%" style:text-line-through-style="none" style:text-line-through-type="none" style:font-name="Segoe UI Historic" fo:font-size="11.25pt" fo:letter-spacing="normal" fo:font-style="normal" style:text-underline-style="none" fo:font-weight="normal" officeooo:paragraph-rsid="0007b820" style:text-blinking="false" fo:background-color="transparent" loext:padding="0cm" loext:border="none"/>
    </style:style>
    <style:style style:name="T1" style:family="text">
      <style:text-properties fo:font-variant="normal" fo:text-transform="none" fo:color="#050505" loext:opacity="100%" style:text-line-through-style="none" style:text-line-through-type="none" style:font-name="Segoe UI Historic" fo:font-size="11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50505" loext:opacity="100%" style:text-line-through-style="none" style:text-line-through-type="none" style:font-name="Segoe UI Historic" fo:font-size="11.25pt" fo:letter-spacing="normal" fo:font-style="normal" style:text-underline-style="none" fo:font-weight="bold" officeooo:rsid="0007b820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50505" loext:opacity="100%" style:font-name="Segoe UI Historic" fo:font-size="11.25pt" fo:letter-spacing="normal" fo:font-style="normal" fo:font-weight="normal"/>
    </style:style>
    <style:style style:name="T4" style:family="text">
      <style:text-properties style:text-underline-style="solid" style:text-underline-width="auto" style:text-underline-color="font-color" fo:background-color="#f0f2f5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4">Jeżeli potrzebujesz uwierzyć, że to, czego pragniesz jest możliwe.<text:line-break/>Jeżeli ciekawią Cię rytuały, które wspierają realizację marzeń<text:line-break/>Jeśli szukasz zachęty i odwagi, by realizować swoje pasje i sięgać po marzenia<text:line-break/>Jeżeli chcesz spotkać ludzi, którzy mają w sobie tak wiele siły i determinacji, że inspirują każdego, kogo spotkają na swojej drodze?</text:p>
      <text:p text:style-name="P4">DOŁĄCZ tego wydarzenia!</text:p>
      <text:p text:style-name="P4"/>
      <text:p text:style-name="P4"/>
      <text:p text:style-name="P4">Izabela Sopalska-Rybak, prezeska fundacji Kulawa Warszawa marzy o przeprowadzce do nowej siedziby?<text:line-break/>A Ty o czym marzysz?</text:p>
      <text:p text:style-name="P4"/>
      <text:p text:style-name="P2"><text:span text:style-name="T3">Dorzuć się do zbiórki na rzecz FUNDACJI KULAWA WARSZAWA i pomóż Fundacji spełnić marzenie o nowej siedzibie: </text:span><text:a xlink:type="simple" xlink:href="https://pomagam.pl/siedzibafundacji/wsparcie/" text:style-name="Internet_20_link" text:visited-style-name="Visited_20_Internet_20_Link"><text:span text:style-name="T1">https://pomagam.pl/siedzibafundacji/wsparcie/</text:span></text:a></text:p>
      <text:p text:style-name="P2"><text:span text:style-name="T1"/></text:p>
      <text:p text:style-name="P4">A potem weź udział w konferencji na której dowiesz się, jak spełniać swoje marzenia.</text:p>
      <text:p text:style-name="P4"/>
      <text:p text:style-name="P5">"Leć po marzenia" to konferencja charytatywna, która zainspiruje Cię do realizowania własnych marzeń.</text:p>
      <text:p text:style-name="P5"><text:line-break/>Konferencja odbędzie się online, w niedzielę 04.07.2021, start o 09:00!</text:p>
      <text:p text:style-name="P5"/>
      <text:p text:style-name="P5">Kiedy ktoś zmienia swoje marzenia w rzeczywistość nazywamy go bohaterem. W każdym z nas drzemie siła, by zmienić świat.</text:p>
      <text:p text:style-name="P5"/>
      <text:p text:style-name="P4">W harmonogramie:</text:p>
      <text:p text:style-name="P4">9:00-9:15 Rozpoczęcie konferencji</text:p>
      <text:p text:style-name="P4">9:15-10:00 Wszystko, co kocham - Fundacja Kulawa Warszawa - Izabela Sopalska-Rybak</text:p>
      <text:p text:style-name="P4">10:00-10:45 Jak składać zamówienia do Wszechświata - Katarzyna Jagiełło</text:p>
      <text:p text:style-name="P4">10:45-11:00 Przerwa</text:p>
      <text:p text:style-name="P4">11:00-11:45 Czego można dowiedzieć się o spełnianiu marzeń od Lalek Mocy? Katarzyna Dorota</text:p>
      <text:p text:style-name="P4">11:45-12:30 Podróż bohaterki. Na drodze do prawdziwej siebie - Anna Pilecka</text:p>
      <text:p text:style-name="P4">12:30-12:45 Przerwa</text:p>
      <text:p text:style-name="P4">12:45-13:30 Nosisz w sobie opowieść - rola osobistych historii w poznawaniu siebie i innych - Katarzyna Kowalska, Upstream Stories</text:p>
      <text:p text:style-name="P4">13:30- 13:45 Zakończenie</text:p>
      <text:p text:style-name="P7"/>
      <text:p text:style-name="P7"/>
      <text:p text:style-name="P6">Uwierz, że możesz urzeczywistnić swoje marzenia, a dokonasz tego, bo ...</text:p>
      <text:p text:style-name="P9">Każde marzenie dane jest nam wraz z mocą potrzebną do jego spełnienia.<text:line-break/>Richard Bach.</text:p>
      <text:p text:style-name="P9"/>
      <text:p text:style-name="P3"><text:span text:style-name="T2">Link do zapisów na konferencję „Leć po marzenia” <text:s/></text:span><text:a xlink:type="simple" xlink:href="https://l.facebook.com/l.php?u=https%3A%2F%2Fbit.ly%2F3y07cjW%3Ffbclid%3DIwAR14F714t5JX6KAbg019tv_uJoFjhz7pgMrsYGlMCwPUHFboErX_37Pxx18&amp;h=AT0xMesYrwSE892-YZwpaj6vdlD_Jg7NzbunLi4T7P23VyYwZhM5Uubt0k3ZT8ZTfrdXw7Rm94kdNHgY54IJnPJtJSGc7-qSNxm1r4SypKf1KZ8nUiNT2d5UjncggSe-PevB4INKCLvsHFsyig&amp;__tn__=R]-R&amp;c[0]=AT1iOxEmnjibPaHmGZUh-TZSpTPKR5fhlGZVPvNarKsbpk4wtPdxXel_GYjIcg2IupxVVXDcWw30ue93A1MuQ_C7LvjAqW4s_eGKkclniyeWjARyzPPF9_udwUH7QdA-_OTLZrhj6Bk3W7soyA0PFbVK62rfob4uXRitB8Bk7RCamlg3jAnnOT6Akv7NeicAKOj9KKDb80BLbVar" office:target-frame-name="_blank" xlink:show="new" text:style-name="Internet_20_link" text:visited-style-name="Visited_20_Internet_20_Link"><text:span text:style-name="T4">https://bit.ly/3y07cjW</text:span></text:a></text:p>
      <text:p text:style-name="P1"/>
      <text:p text:style-name="P8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 Historic" svg:font-family="'Segoe UI Historic'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19:06:47.773000000</meta:creation-date>
    <meta:print-date>2021-06-29T19:14:13.578000000</meta:print-date>
    <dc:date>2021-06-30T08:16:55</dc:date>
    <meta:editing-duration>PT12H55M27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21" meta:word-count="254" meta:character-count="1801" meta:non-whitespace-character-count="1566"/>
  </office:meta>
</office:document-meta>
</file>